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SUM([.A1:.B5])" office:value-type="float" office:value="15">
            <text:p>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/04/2019</text:date>, <text:time>12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53:11.58</meta:creation-date>
    <dc:date>2019-04-04T12:53:56.10</dc:date>
    <meta:editing-duration>PT47S</meta:editing-duration>
    <meta:editing-cycles>1</meta:editing-cycles>
    <meta:document-statistic meta:table-count="3" meta:cell-count="6" meta:object-count="0"/>
    <meta:generator>OpenOffice/4.1.6$Win32 OpenOffice.org_project/416m1$Build-9790</meta:generator>
  </office:meta>
</office:document-meta>
</file>